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4000000237F64457CBB7FFA2E.png" manifest:media-type="image/png"/>
  <manifest:file-entry manifest:full-path="Pictures/10000000000001C10000022AD8B7EF8E994B7E09.png" manifest:media-type="image/png"/>
  <manifest:file-entry manifest:full-path="Pictures/10000000000001A1000002131E48B7CF94D8F8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081cm" svg:height="7.744cm" svg:x="8cm" svg:y="4cm">
          <draw:image xlink:href="Pictures/10000000000001A1000002131E48B7CF94D8F807.png" xlink:type="simple" xlink:show="embed" xlink:actuate="onLoad" loext:mime-type="image/png">
            <text:p/>
          </draw:image>
        </draw:frame>
        <draw:frame draw:style-name="gr1" draw:text-style-name="P1" draw:layer="layout" svg:width="6.361cm" svg:height="8.049cm" svg:x="14.639cm" svg:y="4cm">
          <draw:image xlink:href="Pictures/10000000000001C10000022AD8B7EF8E994B7E09.png" xlink:type="simple" xlink:show="embed" xlink:actuate="onLoad" loext:mime-type="image/png">
            <text:p/>
          </draw:image>
        </draw:frame>
        <draw:frame draw:style-name="gr1" draw:text-style-name="P1" draw:layer="layout" svg:width="5.385cm" svg:height="0.961cm" draw:transform="rotate (-1.56660753659011) translate (7.561cm 5.211cm)">
          <draw:image xlink:href="Pictures/10000000000000C4000000237F64457CBB7FFA2E.png" xlink:type="simple" xlink:show="embed" xlink:actuate="onLoad" loext:mime-type="image/png">
            <text:p/>
          </draw:image>
        </draw:frame>
        <draw:frame draw:style-name="gr1" draw:text-style-name="P1" draw:layer="layout" svg:width="5.385cm" svg:height="0.961cm" draw:transform="rotate (-1.56660753659011) translate (21.922cm 5.211cm)">
          <draw:image xlink:href="Pictures/10000000000000C4000000237F64457CBB7FFA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6:46:06.935765777</meta:creation-date>
    <dc:date>2022-01-06T16:52:35.817054066</dc:date>
    <meta:editing-duration>PT6M29S</meta:editing-duration>
    <meta:editing-cycles>1</meta:editing-cycles>
    <meta:document-statistic meta:object-count="27"/>
    <meta:generator>LibreOffice/6.4.7.2$Linux_X86_64 LibreOffice_project/40$Build-2</meta:generator>
  </office:meta>
</office:document-meta>
</file>